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draw:stroke="none" svg:stroke-color="#000000" draw:fill="none" draw:fill-color="#ffffff" fo:min-height="0.35cm"/>
    </style:style>
    <style:style style:name="gr3" style:family="graphic" style:parent-style-name="standard">
      <style:graphic-properties draw:stroke="none" svg:stroke-color="#000000" draw:fill="none" draw:fill-color="#ffffff" fo:min-height="0.556cm"/>
    </style:style>
    <style:style style:name="gr4" style:family="graphic" style:parent-style-name="standard">
      <style:graphic-properties draw:stroke="none" svg:stroke-color="#000000" draw:fill="none" draw:fill-color="#ffffff" fo:min-height="0.948cm"/>
    </style:style>
    <style:style style:name="gr5" style:family="graphic" style:parent-style-name="standard">
      <style:graphic-properties draw:textarea-horizontal-align="justify" draw:textarea-vertical-align="middle" draw:auto-grow-height="false" fo:min-height="0.664cm" fo:min-width="0.014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7cm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264cm" fo:min-width="0.186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0.872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0.186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.093cm" fo:min-width="0.7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1.042cm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0.271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0.522cm" fo:min-width="0.872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.269cm"/>
    </style:style>
    <style:style style:name="gr16" style:family="graphic" style:parent-style-name="standard">
      <style:graphic-properties draw:fill="solid" draw:fill-color="#ffffff" draw:textarea-horizontal-align="justify" draw:textarea-vertical-align="middle" draw:auto-grow-height="false" fo:min-height="0.521cm" fo:min-width="0.871cm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35cm" fo:min-width="0.7cm"/>
    </style:style>
    <style:style style:name="gr18" style:family="graphic" style:parent-style-name="standard">
      <style:graphic-properties draw:stroke="none" svg:stroke-color="#000000" draw:fill="none" draw:fill-color="#ffffff" fo:min-height="0.446cm"/>
    </style:style>
    <style:style style:name="gr19" style:family="graphic" style:parent-style-name="standard">
      <style:graphic-properties draw:stroke="none" svg:stroke-color="#000000" draw:fill="none" draw:fill-color="#ffffff" fo:min-height="0.712cm"/>
    </style:style>
    <style:style style:name="gr20" style:family="graphic" style:parent-style-name="standard">
      <style:graphic-properties draw:textarea-horizontal-align="justify" draw:textarea-vertical-align="middle" draw:auto-grow-height="false" fo:min-height="0.56cm" fo:min-width="0.2cm"/>
    </style:style>
    <style:style style:name="gr21" style:family="graphic" style:parent-style-name="standard">
      <style:graphic-properties draw:fill="solid" draw:fill-color="#ffffff" draw:textarea-horizontal-align="justify" draw:textarea-vertical-align="middle" draw:auto-grow-height="false" fo:min-height="0.15cm" fo:min-width="0.2cm"/>
    </style:style>
    <style:style style:name="gr22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2" draw:layer="layout" svg:width="12.1cm" svg:height="1cm" svg:x="4.4cm" svg:y="1.6cm">
          <draw:text-box>
            <text:p text:style-name="P1"><text:span text:style-name="T1">S</text:span><text:span text:style-name="T1">o</text:span><text:span text:style-name="T1">l</text:span><text:span text:style-name="T1">d</text:span><text:span text:style-name="T1">a</text:span><text:span text:style-name="T1">d</text:span><text:span text:style-name="T1">u</text:span><text:span text:style-name="T1">r</text:span><text:span text:style-name="T1">a</text:span><text:span text:style-name="T1"> </text:span><text:span text:style-name="T1">b</text:span><text:span text:style-name="T1">l</text:span><text:span text:style-name="T1">a</text:span><text:span text:style-name="T1">n</text:span><text:span text:style-name="T1">d</text:span><text:span text:style-name="T1">a</text:span><text:span text:style-name="T1"> </text:span><text:span text:style-name="T1">d</text:span><text:span text:style-name="T1">e</text:span><text:span text:style-name="T1"> </text:span><text:span text:style-name="T1">t</text:span><text:span text:style-name="T1">u</text:span><text:span text:style-name="T1">b</text:span><text:span text:style-name="T1">o</text:span><text:span text:style-name="T1"> </text:span><text:span text:style-name="T1">d</text:span><text:span text:style-name="T1">e</text:span><text:span text:style-name="T1"> </text:span><text:span text:style-name="T1">c</text:span><text:span text:style-name="T1">o</text:span><text:span text:style-name="T1">b</text:span><text:span text:style-name="T1">r</text:span><text:span text:style-name="T1">e</text:span><text:span text:style-name="T1"> </text:span><text:span text:style-name="T2">⌀</text:span><text:span text:style-name="T2">1</text:span><text:span text:style-name="T2">5</text:span> </text:p>
          </draw:text-box>
        </draw:frame>
        <draw:frame draw:style-name="gr2" draw:text-style-name="P3" draw:layer="layout" svg:width="2.7cm" svg:height="0.806cm" svg:x="10.4cm" svg:y="6.6cm">
          <draw:text-box>
            <text:p><text:span text:style-name="T3">M</text:span><text:span text:style-name="T3">a</text:span><text:span text:style-name="T3">n</text:span><text:span text:style-name="T3">g</text:span><text:span text:style-name="T3">u</text:span><text:span text:style-name="T3">i</text:span><text:span text:style-name="T3">t</text:span><text:span text:style-name="T3">o</text:span></text:p>
          </draw:text-box>
        </draw:frame>
        <draw:frame draw:style-name="gr3" draw:text-style-name="P4" draw:layer="layout" svg:width="4.6cm" svg:height="1.361cm" svg:x="10.4cm" svg:y="4.001cm">
          <draw:text-box>
            <text:p><text:span text:style-name="T3">E</text:span><text:span text:style-name="T3">n</text:span><text:span text:style-name="T3">t</text:span><text:span text:style-name="T3">r</text:span><text:span text:style-name="T3">o</text:span><text:span text:style-name="T3">n</text:span><text:span text:style-name="T3">q</text:span><text:span text:style-name="T3">u</text:span><text:span text:style-name="T3">e</text:span><text:span text:style-name="T3"> </text:span><text:span text:style-name="T3">l</text:span><text:span text:style-name="T3">a</text:span><text:span text:style-name="T3">t</text:span><text:span text:style-name="T3">ó</text:span><text:span text:style-name="T3">n</text:span><text:span text:style-name="T3"> </text:span><text:span text:style-name="T3">1</text:span><text:span text:style-name="T3">/</text:span><text:span text:style-name="T3">2</text:span><text:span text:style-name="T3">” </text:span><text:span text:style-name="T3">H</text:span><text:span text:style-name="T3"> </text:span><text:span text:style-name="T3">a</text:span><text:span text:style-name="T3"> </text:span><text:span text:style-name="T3">C</text:span><text:span text:style-name="T3">u</text:span><text:span text:style-name="T3"> <text:s/></text:span><text:span text:style-name="T3">⌀</text:span><text:span text:style-name="T3">1</text:span><text:span text:style-name="T3">5</text:span></text:p>
          </draw:text-box>
        </draw:frame>
        <draw:frame draw:style-name="gr4" draw:text-style-name="P4" draw:layer="layout" svg:width="4.2cm" svg:height="1.361cm" svg:x="10.4cm" svg:y="8.802cm">
          <draw:text-box>
            <text:p><text:span text:style-name="T4">Racor loco latón </text:span><text:span text:style-name="T4">⌀15 a 1</text:span><text:span text:style-name="T3">/2” </text:span></text:p>
          </draw:text-box>
        </draw:frame>
        <draw:frame draw:style-name="gr3" draw:text-style-name="P4" draw:layer="layout" svg:width="3.7cm" svg:height="0.806cm" svg:x="10.4cm" svg:y="10.602cm">
          <draw:text-box>
            <text:p><text:span text:style-name="T3">M</text:span><text:span text:style-name="T3">a</text:span><text:span text:style-name="T3">c</text:span><text:span text:style-name="T3">h</text:span><text:span text:style-name="T3">ó</text:span><text:span text:style-name="T3">n</text:span><text:span text:style-name="T3"> </text:span><text:span text:style-name="T3">⌀</text:span><text:span text:style-name="T3">1</text:span><text:span text:style-name="T3">/</text:span><text:span text:style-name="T3">2</text:span><text:span text:style-name="T3">”</text:span></text:p>
          </draw:text-box>
        </draw:frame>
        <draw:custom-shape draw:style-name="gr5" draw:text-style-name="P1" draw:layer="layout" svg:width="0.514cm" svg:height="0.914cm" svg:x="9.043cm" svg:y="5.48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.372cm" svg:height="0.429cm" svg:x="8.614cm" svg:y="4.714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686cm" svg:height="0.514cm" svg:x="8.957cm" svg:y="5.1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372cm" svg:height="0.771cm" svg:x="8.614cm" svg:y="3.94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686cm" svg:height="0.771cm" svg:x="8.957cm" svg:y="3.94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.2cm" svg:height="0.343cm" svg:x="8.7cm" svg:y="3.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42cm" svg:height="0.771cm" svg:x="8.53cm" svg:y="10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5" draw:layer="layout" svg:width="0.771cm" svg:height="0.771cm" svg:x="8.916cm" svg:y="10.6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1.372cm" svg:height="0.772cm" svg:x="8.616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draw:layer="layout" svg:width="1.372cm" svg:height="0.772cm" svg:x="8.616cm" svg:y="9.8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6" draw:layer="layout" svg:x1="8.614cm" svg:y1="12.2cm" svg:x2="9.985cm" svg:y2="12.114cm">
          <text:p/>
        </draw:line>
        <draw:line draw:style-name="gr14" draw:text-style-name="P6" draw:layer="layout" svg:x1="8.614cm" svg:y1="12.029cm" svg:x2="9.985cm" svg:y2="11.943cm">
          <text:p/>
        </draw:line>
        <draw:line draw:style-name="gr14" draw:text-style-name="P6" draw:layer="layout" svg:x1="8.614cm" svg:y1="11.857cm" svg:x2="9.985cm" svg:y2="11.771cm">
          <text:p/>
        </draw:line>
        <draw:line draw:style-name="gr14" draw:text-style-name="P6" draw:layer="layout" svg:x1="8.614cm" svg:y1="11.686cm" svg:x2="9.985cm" svg:y2="11.6cm">
          <text:p/>
        </draw:line>
        <draw:line draw:style-name="gr14" draw:text-style-name="P6" draw:layer="layout" svg:x1="8.614cm" svg:y1="9.972cm" svg:x2="9.985cm" svg:y2="9.886cm">
          <text:p/>
        </draw:line>
        <draw:line draw:style-name="gr14" draw:text-style-name="P6" draw:layer="layout" svg:x1="8.614cm" svg:y1="10.143cm" svg:x2="9.985cm" svg:y2="10.057cm">
          <text:p/>
        </draw:line>
        <draw:line draw:style-name="gr14" draw:text-style-name="P6" draw:layer="layout" svg:x1="8.614cm" svg:y1="10.315cm" svg:x2="9.985cm" svg:y2="10.229cm">
          <text:p/>
        </draw:line>
        <draw:line draw:style-name="gr14" draw:text-style-name="P6" draw:layer="layout" svg:x1="8.614cm" svg:y1="10.486cm" svg:x2="9.985cm" svg:y2="10.4cm">
          <text:p/>
        </draw:line>
        <draw:custom-shape draw:style-name="gr15" draw:text-style-name="P5" draw:layer="layout" svg:width="1.371cm" svg:height="0.429cm" draw:transform="rotate (-3.14159265358979) translate (9.985cm 19.82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5" draw:layer="layout" svg:width="0.686cm" svg:height="0.514cm" draw:transform="rotate (-3.14159265358979) translate (9.642cm 19.4cm)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371cm" svg:height="0.771cm" draw:transform="rotate (-3.14159265358979) translate (9.985cm 20.6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686cm" svg:height="0.771cm" draw:transform="rotate (-3.14159265358979) translate (9.642cm 20.6cm)">
          <text:p/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2cm" svg:height="0.6cm" draw:transform="rotate (-3.14159265358979) translate (9.899cm 21.2cm)">
          <text:p/>
          <draw:enhanced-geometry svg:viewBox="0 0 21600 21600" draw:type="rectangle" draw:enhanced-path="M 0 0 L 21600 0 21600 21600 0 21600 0 0 Z N"/>
        </draw:custom-shape>
        <draw:line draw:style-name="gr14" draw:text-style-name="P6" draw:layer="layout" svg:x1="8.7cm" svg:y1="21.2cm" svg:x2="9.9cm" svg:y2="21.114cm">
          <text:p/>
        </draw:line>
        <draw:line draw:style-name="gr14" draw:text-style-name="P6" draw:layer="layout" svg:x1="8.7cm" svg:y1="21.029cm" svg:x2="9.9cm" svg:y2="20.943cm">
          <text:p/>
        </draw:line>
        <draw:line draw:style-name="gr14" draw:text-style-name="P6" draw:layer="layout" svg:x1="8.7cm" svg:y1="20.857cm" svg:x2="9.9cm" svg:y2="20.771cm">
          <text:p/>
        </draw:line>
        <draw:line draw:style-name="gr14" draw:text-style-name="P6" draw:layer="layout" svg:x1="8.7cm" svg:y1="20.686cm" svg:x2="9.9cm" svg:y2="20.6cm">
          <text:p/>
        </draw:line>
        <draw:frame draw:style-name="gr18" draw:text-style-name="P4" draw:layer="layout" svg:width="1.9cm" svg:height="0.806cm" svg:x="10.5cm" svg:y="7.504cm">
          <draw:text-box>
            <text:p><text:span text:style-name="T3">5 cm</text:span></text:p>
          </draw:text-box>
        </draw:frame>
        <draw:frame draw:style-name="gr19" draw:text-style-name="P3" draw:layer="layout" svg:width="1.7cm" svg:height="0.962cm" svg:x="10.5cm" svg:y="5.501cm">
          <draw:text-box>
            <text:p><text:span text:style-name="T3">5 cm</text:span> </text:p>
          </draw:text-box>
        </draw:frame>
        <draw:custom-shape draw:style-name="gr5" draw:text-style-name="P1" draw:layer="layout" svg:width="0.514cm" svg:height="0.914cm" svg:x="9.042cm" svg:y="7.58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0.7cm" svg:height="0.81cm" svg:x="8.949cm" svg:y="6.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1.371cm" svg:height="0.771cm" draw:transform="rotate (-3.14159265358979) translate (9.985cm 9.51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686cm" svg:height="0.771cm" draw:transform="rotate (-3.14159265358979) translate (9.642cm 9.513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5" draw:layer="layout" svg:width="0.7cm" svg:height="0.4cm" svg:x="8.949cm" svg:y="8.34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0.514cm" svg:height="0.914cm" svg:x="9.043cm" svg:y="13.61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0" draw:text-style-name="P1" draw:layer="layout" svg:width="0.7cm" svg:height="0.81cm" svg:x="8.95cm" svg:y="14.703cm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16" draw:text-style-name="P5" draw:layer="layout" svg:width="1.371cm" svg:height="0.771cm" draw:transform="rotate (-3.14159265358979) translate (9.986cm 13.3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9" draw:text-style-name="P5" draw:layer="layout" svg:width="0.686cm" svg:height="0.771cm" draw:transform="rotate (-3.14159265358979) translate (9.643cm 13.37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1" draw:text-style-name="P5" draw:layer="layout" svg:width="0.7cm" svg:height="0.4cm" svg:x="8.95cm" svg:y="13.373cm">
            <text:p/>
            <draw:enhanced-geometry svg:viewBox="0 0 21600 21600" draw:mirror-vertical="true" draw:type="rectangle" draw:enhanced-path="M 0 0 L 21600 0 21600 21600 0 21600 0 0 Z N"/>
          </draw:custom-shape>
        </draw:g>
        <draw:frame draw:style-name="gr18" draw:text-style-name="P4" draw:layer="layout" svg:width="1.9cm" svg:height="0.806cm" svg:x="10.5cm" svg:y="13.804cm">
          <draw:text-box>
            <text:p><text:span text:style-name="T3">5 cm</text:span></text:p>
          </draw:text-box>
        </draw:frame>
        <draw:frame draw:style-name="gr4" draw:text-style-name="P4" draw:layer="layout" svg:width="4.2cm" svg:height="1.361cm" svg:x="10.4cm" svg:y="12.303cm">
          <draw:text-box>
            <text:p><text:span text:style-name="T4">R</text:span><text:span text:style-name="T4">a</text:span><text:span text:style-name="T4">c</text:span><text:span text:style-name="T4">o</text:span><text:span text:style-name="T4">r </text:span><text:span text:style-name="T4">l</text:span><text:span text:style-name="T4">o</text:span><text:span text:style-name="T4">c</text:span><text:span text:style-name="T4">o</text:span><text:span text:style-name="T4"> </text:span><text:span text:style-name="T4">l</text:span><text:span text:style-name="T4">a</text:span><text:span text:style-name="T4">t</text:span><text:span text:style-name="T4">ó</text:span><text:span text:style-name="T4">n</text:span><text:span text:style-name="T4"> </text:span><text:span text:style-name="T4">⌀</text:span><text:span text:style-name="T4">1</text:span><text:span text:style-name="T4">5</text:span><text:span text:style-name="T4"> </text:span><text:span text:style-name="T4">a</text:span><text:span text:style-name="T4"> </text:span><text:span text:style-name="T4">1</text:span><text:span text:style-name="T3">/</text:span><text:span text:style-name="T3">2</text:span><text:span text:style-name="T3">” </text:span></text:p>
          </draw:text-box>
        </draw:frame>
        <draw:custom-shape draw:style-name="gr5" draw:text-style-name="P1" draw:layer="layout" svg:width="0.514cm" svg:height="0.914cm" svg:x="9.043cm" svg:y="15.686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.9cm" svg:height="0.806cm" svg:x="10.5cm" svg:y="15.804cm">
          <draw:text-box>
            <text:p><text:span text:style-name="T3">5 </text:span><text:span text:style-name="T3">cm</text:span></text:p>
          </draw:text-box>
        </draw:frame>
        <draw:frame draw:style-name="gr2" draw:text-style-name="P3" draw:layer="layout" svg:width="2.7cm" svg:height="0.806cm" svg:x="10.4cm" svg:y="14.7cm">
          <draw:text-box>
            <text:p><text:span text:style-name="T3">M</text:span><text:span text:style-name="T3">an</text:span><text:span text:style-name="T3">gui</text:span><text:span text:style-name="T3">to</text:span></text:p>
          </draw:text-box>
        </draw:frame>
        <draw:custom-shape draw:style-name="gr20" draw:text-style-name="P1" draw:layer="layout" svg:width="0.7cm" svg:height="0.81cm" svg:x="8.949cm" svg:y="16.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514cm" svg:height="0.914cm" svg:x="9.043cm" svg:y="17.786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.9cm" svg:height="0.806cm" svg:x="10.5cm" svg:y="17.904cm">
          <draw:text-box>
            <text:p><text:span text:style-name="T3">5 cm</text:span></text:p>
          </draw:text-box>
        </draw:frame>
        <draw:frame draw:style-name="gr3" draw:text-style-name="P4" draw:layer="layout" svg:width="4.6cm" svg:height="1.361cm" svg:x="10.4cm" svg:y="19.702cm">
          <draw:text-box>
            <text:p><text:span text:style-name="T3">Entronqu</text:span><text:span text:style-name="T3">e latón </text:span><text:span text:style-name="T3">1/2” M a </text:span><text:span text:style-name="T3">Cu <text:s/>⌀15</text:span></text:p>
          </draw:text-box>
        </draw:frame>
        <draw:frame draw:style-name="gr2" draw:text-style-name="P3" draw:layer="layout" svg:width="2.7cm" svg:height="0.806cm" svg:x="10.4cm" svg:y="16.9cm">
          <draw:text-box>
            <text:p><text:span text:style-name="T3">Mang</text:span><text:span text:style-name="T3">uito</text:span></text:p>
          </draw:text-box>
        </draw:frame>
        <draw:frame draw:style-name="gr22" draw:text-style-name="P4" draw:layer="layout" svg:width="6.1cm" svg:height="4.691cm" svg:x="1.2cm" svg:y="4.002cm">
          <draw:text-box>
            <text:p><text:span text:style-name="T3">L</text:span><text:span text:style-name="T3">i</text:span><text:span text:style-name="T3">s</text:span><text:span text:style-name="T3">t</text:span><text:span text:style-name="T3">a</text:span><text:span text:style-name="T3">d</text:span><text:span text:style-name="T3">o</text:span><text:span text:style-name="T3"> </text:span><text:span text:style-name="T3">m</text:span><text:span text:style-name="T3">a</text:span><text:span text:style-name="T3">t</text:span><text:span text:style-name="T3">e</text:span><text:span text:style-name="T3">r</text:span><text:span text:style-name="T3">i</text:span><text:span text:style-name="T3">a</text:span><text:span text:style-name="T3">l</text:span></text:p>
            <text:p><text:span text:style-name="T3"/></text:p>
            <text:p><text:span text:style-name="T3">T</text:span><text:span text:style-name="T3">u</text:span><text:span text:style-name="T3">b</text:span><text:span text:style-name="T3">o</text:span><text:span text:style-name="T3"> </text:span><text:span text:style-name="T3">d</text:span><text:span text:style-name="T3">e</text:span><text:span text:style-name="T3"> </text:span><text:span text:style-name="T3">c</text:span><text:span text:style-name="T3">o</text:span><text:span text:style-name="T3">b</text:span><text:span text:style-name="T3">r</text:span><text:span text:style-name="T3">e</text:span><text:span text:style-name="T3"> </text:span><text:span text:style-name="T3">0</text:span><text:span text:style-name="T3">,</text:span><text:span text:style-name="T3">2</text:span><text:span text:style-name="T3">5</text:span><text:span text:style-name="T3"> </text:span><text:span text:style-name="T3">m</text:span></text:p>
            <text:p><text:span text:style-name="T3">M</text:span><text:span text:style-name="T3">a</text:span><text:span text:style-name="T3">n</text:span><text:span text:style-name="T3">g</text:span><text:span text:style-name="T3">u</text:span><text:span text:style-name="T3">i</text:span><text:span text:style-name="T3">t</text:span><text:span text:style-name="T3">o</text:span><text:span text:style-name="T3">s</text:span><text:span text:style-name="T3"> </text:span><text:span text:style-name="T3">3</text:span><text:span text:style-name="T3"> </text:span><text:span text:style-name="T3">u</text:span><text:span text:style-name="T3">d</text:span><text:span text:style-name="T3">.</text:span></text:p>
            <text:p><text:span text:style-name="T3">E</text:span><text:span text:style-name="T3">n</text:span><text:span text:style-name="T3">t</text:span><text:span text:style-name="T3">r</text:span><text:span text:style-name="T3">o</text:span><text:span text:style-name="T3">n</text:span><text:span text:style-name="T3">q</text:span><text:span text:style-name="T3">u</text:span><text:span text:style-name="T3">e</text:span><text:span text:style-name="T3"> </text:span><text:span text:style-name="T3">H</text:span><text:span text:style-name="T3"> </text:span><text:span text:style-name="T3">1</text:span><text:span text:style-name="T3">u</text:span><text:span text:style-name="T3">d</text:span><text:span text:style-name="T3">.</text:span></text:p>
            <text:p><text:span text:style-name="T3">E</text:span><text:span text:style-name="T3">n</text:span><text:span text:style-name="T3">t</text:span><text:span text:style-name="T3">r</text:span><text:span text:style-name="T3">o</text:span><text:span text:style-name="T3">n</text:span><text:span text:style-name="T3">q</text:span><text:span text:style-name="T3">u</text:span><text:span text:style-name="T3">e</text:span><text:span text:style-name="T3"> </text:span><text:span text:style-name="T3">M</text:span><text:span text:style-name="T3"> </text:span><text:span text:style-name="T3">1</text:span><text:span text:style-name="T3">u</text:span><text:span text:style-name="T3">d</text:span><text:span text:style-name="T3">.</text:span></text:p>
            <text:p><text:span text:style-name="T3">R</text:span><text:span text:style-name="T3">a</text:span><text:span text:style-name="T3">c</text:span><text:span text:style-name="T3">o</text:span><text:span text:style-name="T3">r</text:span><text:span text:style-name="T3"> </text:span><text:span text:style-name="T3">l</text:span><text:span text:style-name="T3">o</text:span><text:span text:style-name="T3">c</text:span><text:span text:style-name="T3">o</text:span><text:span text:style-name="T3"> </text:span><text:span text:style-name="T3">2</text:span><text:span text:style-name="T3"> </text:span><text:span text:style-name="T3">u</text:span><text:span text:style-name="T3">d</text:span><text:span text:style-name="T3">.</text:span></text:p>
            <text:p><text:span text:style-name="T3">M</text:span><text:span text:style-name="T3">a</text:span><text:span text:style-name="T3">c</text:span><text:span text:style-name="T3">h</text:span><text:span text:style-name="T3">ó</text:span><text:span text:style-name="T3">n</text:span><text:span text:style-name="T3"> </text:span><text:span text:style-name="T3">1</text:span><text:span text:style-name="T3"> </text:span><text:span text:style-name="T3">u</text:span><text:span text:style-name="T3">d</text:span><text:span text:style-name="T3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2-12T13:59:08.893000000</meta:creation-date>
    <dc:date>2023-10-30T06:10:56.983703066</dc:date>
    <meta:editing-duration>PT28M31S</meta:editing-duration>
    <meta:editing-cycles>6</meta:editing-cycles>
    <meta:generator>LibreOffice/6.1.5.2$Linux_X86_64 LibreOffice_project/10$Build-2</meta:generator>
    <meta:document-statistic meta:object-count="56"/>
  </office:meta>
</office:document-meta>
</file>